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README file</text:span></text:p>
      <text:p text:style-name="P1"><text:span text:style-name="T3">The H265 2-dimensional Inverse Integer transform has 4 steps.</text:span></text:p>
      <text:p text:style-name="P1"><text:span text:style-name="T3">1) For each row calculate the 1-dimensional transform.</text:span></text:p>
      <text:p text:style-name="P1"><text:span text:style-name="T3">Mathematically, this is a matrix multiply operation.</text:span></text:p>
      <text:p text:style-name="P1"><text:span text:style-name="T3">2) Scale each number in the resulting matrix by 128 and round.</text:span></text:p>
      <text:p text:style-name="P1"><text:span text:style-name="T3">3) Next, for each column of the resulting matrix, calculate the</text:span></text:p>
      <text:p text:style-name="P1"><text:span text:style-name="T3">same 1-dimensional transform.</text:span></text:p>
      <text:p text:style-name="P1"><text:span text:style-name="T3">4) Scale each number in the resulting matrix by 128 and round.</text:span></text:p>
      <text:p text:style-name="P1"><text:span text:style-name="T3">----------------------------------------------</text:span></text:p>
      <text:p text:style-name="P1"><text:span text:style-name="T3">The VHDL code here is for the 1-dimensional Discrete Cosine Transform of 4-points,</text:span></text:p>
      <text:p text:style-name="P1"><text:span text:style-name="T3">i.e. steps 1 and 2 shown above.</text:span></text:p>
      <text:p text:style-name="P1"><text:span text:style-name="T3">The link to other 2-dimensional Transform Units form<text:s/></text:span><text:span text:style-name="T4">Transformvid Corp</text:span><text:span text:style-name="T5">.<text:s text:c="3"/>is here:</text:span></text:p>
      <text:p text:style-name="P1"><text:a xlink:href="http://www.transformvid.com"><text:span text:style-name="T6">www.transformvid.com</text:span></text:a><text:span text:style-name="T7"/></text:p>
      <text:p text:style-name="P1"><text:span text:style-name="T7"/></text:p>
      <text:p text:style-name="P1"><text:span text:style-name="T8"><text:tab/>[You may need to cut link and paste in browser.]</text:span></text:p>
      <text:p text:style-name="P1"><text:span text:style-name="T8">The input data matrix, A, is defined as<text:s text:c="2"/>[f0<text:s text:c="4"/>f1<text:s text:c="4"/>f2<text:s text:c="4"/>f3]. Size is 1 x 4. </text:span></text:p>
      <text:p text:style-name="P1"><text:span text:style-name="T9"/></text:p>
      <text:p text:style-name="P1"><text:span text:style-name="T10">The transform matrix, B, is defined as a fixed 4 x 4 matrix. Size is 4 x 4.</text:span></text:p>
      <text:p text:style-name="P1"><text:span text:style-name="T10">64<text:s text:c="2"/>64<text:s text:c="2"/>64<text:s text:c="2"/>64</text:span></text:p>
      <text:p text:style-name="P1"><text:span text:style-name="T10">83<text:s text:c="2"/>36 -36 -83</text:span></text:p>
      <text:p text:style-name="P1"><text:span text:style-name="T10">64 -64 -64<text:s text:c="2"/>64<text:tab/></text:span></text:p>
      <text:p text:style-name="P1"><text:span text:style-name="T10">36 -83<text:s text:c="2"/>83 -36</text:span></text:p>
      <text:p text:style-name="P1"><text:span text:style-name="T11"/></text:p>
      <text:p text:style-name="P1"><text:span text:style-name="T12">The VHDL code performs A X B matrix operation, which results in size 1 x 4.</text:span></text:p>
      <text:p text:style-name="P1"><text:span text:style-name="T12">Each resulting number has been divided by 128 and rounded.</text:span></text:p>
      <text:p text:style-name="P1"><text:span text:style-name="T12">----------------------</text:span></text:p>
      <text:p text:style-name="P1"><text:span text:style-name="T12">Two files are enclosed.</text:span></text:p>
      <text:p text:style-name="P1"><text:span text:style-name="T12">1) VHDL code of 1-dimensional transform.</text:span></text:p>
      <text:p text:style-name="P1"><text:span text:style-name="T12">2) Testbench file with some examples. </text:span></text:p>
      <text:p text:style-name="P1"><text:span text:style-name="T12">Create a project in Vivado and add both sources, then "RUN SIMULATION".</text:span></text:p>
      <text:p text:style-name="P1"><text:span text:style-name="T12">The testbench (tb) will supply the input data and check output results. If there is an error, the tb</text:span></text:p>
      <text:p text:style-name="P1"><text:span text:style-name="T12">will state "ERROR", the matrix number that is in error, and the simulation time.</text:span></text:p>
      <text:p text:style-name="P1"><text:span text:style-name="T12">--------------------------</text:span></text:p>
      <text:p text:style-name="P1"><text:span text:style-name="T12">Please note:</text:span></text:p>
      <text:p text:style-name="P1"><text:span text:style-name="T12">The input order to the transfrom block is:<text:tab/><text:s text:c="2"/>f3 <text:tab/> f1<text:s text:c="2"/><text:tab/>f0 <text:tab/> f2</text:span></text:p>
      <text:p text:style-name="P1"><text:span text:style-name="T12">The output order from the transform block is:<text:tab/>m0 <text:tab/> m1<text:tab/>m2<text:s text:c="2"/><text:tab/>m3</text:span></text:p>
      <text:p text:style-name="P1"><text:span text:style-name="T12">-----------------</text:span></text:p>
      <text:p text:style-name="P1"><text:span text:style-name="T12">The core is available in synthesizable VHDL and FPGA netlist forms. It provides everything required for successful implementation, including a sophisticated self-checking testbench, test vectors, and expected results, and comprehensive user documentation.</text:span></text:p>
      <text:p text:style-name="P1"><text:span text:style-name="T12">----------------------</text:span></text:p>
      <text:p text:style-name="P1"><text:span text:style-name="T12">Copyright © 2021 Transformvid Corp. All rights reserved.</text:span></text:p>
      <text:p text:style-name="P1"><text:span text:style-name="T13"/></text:p>
      <text:p text:style-name="P1"><text:span text:style-name="T14">email: <text:tab/>support@transformvid.com</text:span></text:p>
      <text:p text:style-name="P1"><text:span text:style-name="T14">office: 949-873-5088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